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Where to construct distribution centers?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ber of distribution centers to open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istances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7:14:57.431401696</meta:creation-date>
    <dc:date>2024-01-12T17:16:58.626571597</dc:date>
    <meta:editing-duration>PT2M2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